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6C9A28E9694453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38cm, 9.249cm, 20.541cm, 3.982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22cm" svg:height="22.799cm" svg:x="0.668cm" svg:y="0.992cm">
          <draw:image xlink:href="Pictures/10000000000005E8000007E016C9A28E96944538.jpg" xlink:type="simple" xlink:show="embed" xlink:actuate="onLoad" draw:mime-type="image/jpeg">
            <text:p text:style-name="P1"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8:00:48.233942272</dc:date>
    <meta:editing-duration>PT3M3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